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Tabelle1" style:family="table">
      <style:table-properties style:width="6.592cm" table:align="left"/>
    </style:style>
    <style:style style:name="Tabelle1.A" style:family="table-column">
      <style:table-column-properties style:column-width="4.792cm"/>
    </style:style>
    <style:style style:name="Tabelle1.B" style:family="table-column">
      <style:table-column-properties style:column-width="1.799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B3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96da" officeooo:paragraph-rsid="001396da"/>
    </style:style>
    <style:style style:name="P2" style:family="paragraph" style:parent-style-name="Table_20_Contents">
      <style:text-properties officeooo:rsid="001396da" officeooo:paragraph-rsid="001396da"/>
    </style:style>
    <style:style style:name="P3" style:family="paragraph" style:parent-style-name="Table_20_Contents">
      <style:paragraph-properties fo:text-align="end" style:justify-single-word="false"/>
      <style:text-properties officeooo:rsid="001396da" officeooo:paragraph-rsid="001396da"/>
    </style:style>
    <style:style style:name="P4" style:family="paragraph" style:parent-style-name="Table_20_Contents">
      <style:paragraph-properties fo:text-align="end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Value #1</text:p>
          </table:table-cell>
          <table:table-cell table:style-name="Tabelle1.B1" office:value-type="string">
            <text:p text:style-name="P3">10</text:p>
          </table:table-cell>
        </table:table-row>
        <table:table-row>
          <table:table-cell table:style-name="Tabelle1.A2" office:value-type="string">
            <text:p text:style-name="P2">Value #2</text:p>
          </table:table-cell>
          <table:table-cell table:style-name="Tabelle1.B2" office:value-type="string">
            <text:p text:style-name="P3">20</text:p>
          </table:table-cell>
        </table:table-row>
        <table:table-row>
          <table:table-cell table:style-name="Tabelle1.A2" office:value-type="string">
            <text:p text:style-name="P2">Sum</text:p>
          </table:table-cell>
          <table:table-cell table:style-name="Tabelle1.B3" table:formula="ooow:sum&lt;B1:B2&gt;" office:value-type="float" office:value="30">
            <text:p text:style-name="P4"><text:reference-mark-start text:name="Summa"/>30<text:reference-mark-end text:name="Summa"/></text:p>
          </table:table-cell>
        </table:table-row>
      </table:table>
      <text:p text:style-name="Standard"/>
      <text:p text:style-name="P1">This is the result in row 3: <text:s/><text:reference-ref text:reference-format="text" text:ref-name="Summa">30</text:reference-ref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Roboto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Roboto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Roboto" fo:font-family="Roboto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Roboto" fo:font-family="Roboto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" fo:font-family="Roboto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rank Schöfisch</meta:initial-creator>
    <meta:creation-date>2023-09-29T11:16:24.846000000</meta:creation-date>
    <dc:date>2023-09-29T11:20:23.092000000</dc:date>
    <dc:creator>Frank Schöfisch</dc:creator>
    <meta:editing-duration>PT3M59S</meta:editing-duration>
    <meta:editing-cycles>1</meta:editing-cycles>
    <meta:document-statistic meta:table-count="1" meta:image-count="0" meta:object-count="0" meta:page-count="1" meta:paragraph-count="7" meta:word-count="16" meta:character-count="57" meta:non-whitespace-character-count="47"/>
    <meta:generator>LibreOffice/7.5.6.2$Windows_X86_64 LibreOffice_project/f654817fb68d6d4600d7d2f6b647e47729f55f15</meta:generator>
  </office:meta>
</office:document-meta>
</file>